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f08b" officeooo:paragraph-rsid="0010f08b"/>
    </style:style>
    <style:style style:name="P2" style:family="paragraph" style:parent-style-name="Standard">
      <style:text-properties fo:font-weight="bold" officeooo:rsid="00110542" officeooo:paragraph-rsid="00110542" style:font-weight-asian="bold" style:font-weight-complex="bold"/>
    </style:style>
    <style:style style:name="P3" style:family="paragraph" style:parent-style-name="Standard">
      <style:text-properties officeooo:rsid="00110542" officeooo:paragraph-rsid="00110542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officeooo:rsid="0010f08b" style:font-weight-asian="bold" style:font-weight-complex="bold"/>
    </style:style>
    <style:style style:name="P6" style:family="paragraph" style:parent-style-name="Standard">
      <style:text-properties fo:font-weight="bold" officeooo:rsid="00121e98" officeooo:paragraph-rsid="00121e98" style:font-weight-asian="bold" style:font-weight-complex="bold"/>
    </style:style>
    <style:style style:name="P7" style:family="paragraph" style:parent-style-name="Standard" style:list-style-name="L1">
      <style:text-properties officeooo:rsid="0010f08b" officeooo:paragraph-rsid="0010f08b"/>
    </style:style>
    <style:style style:name="P8" style:family="paragraph" style:parent-style-name="Standard" style:list-style-name="L2">
      <style:text-properties officeooo:rsid="00110542" officeooo:paragraph-rsid="00110542"/>
    </style:style>
    <style:style style:name="P9" style:family="paragraph" style:parent-style-name="Standard">
      <style:text-properties officeooo:rsid="00110542" officeooo:paragraph-rsid="00110542"/>
    </style:style>
    <style:style style:name="P10" style:family="paragraph" style:parent-style-name="Standard">
      <style:text-properties fo:font-weight="normal" officeooo:rsid="00121e98" officeooo:paragraph-rsid="00121e98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21e98" officeooo:paragraph-rsid="00121e98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21e98" officeooo:paragraph-rsid="00121e98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10542" officeooo:paragraph-rsid="00110542" style:font-weight-asian="normal" style:font-weight-complex="normal"/>
    </style:style>
    <style:style style:name="T1" style:family="text">
      <style:text-properties officeooo:rsid="0010f08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47052369" text:style-name="L1">
        <text:list-item>
          <text:p text:style-name="P5">O que é SQL ?</text:p>
        </text:list-item>
        <text:list-item>
          <text:p text:style-name="P4"><text:s/>É <text:span text:style-name="T1">uma linguagem de banco de dados;</text:span></text:p>
        </text:list-item>
        <text:list-item>
          <text:p text:style-name="P7">Um acrônimo de linguagem estruturada de consulta;</text:p>
        </text:list-item>
        <text:list-item>
          <text:p text:style-name="P7">É uma linguagem para os bancos de dados relacionais (Mysql, PostgreSQL, SQL server);</text:p>
        </text:list-item>
        <text:list-item>
          <text:p text:style-name="P7">Trabalhamos com eles criando Queries (Insert,update e select);</text:p>
        </text:list-item>
        <text:list-item>
          <text:p text:style-name="P7">Com essa linguagem podemos criar e manipular DB’s</text:p>
        </text:list-item>
      </text:list>
      <text:p text:style-name="P1"/>
      <text:p text:style-name="P2">Diferença de <text:s/>SQL x MySQL</text:p>
      <text:p text:style-name="P2"/>
      <text:list xml:id="list486322713" text:style-name="L2">
        <text:list-item>
          <text:p text:style-name="P8">SQL é a linguagem e MySQL é um sistema gerenciador de banco de dados;</text:p>
        </text:list-item>
        <text:list-item>
          <text:p text:style-name="P8">ou seja, o MySQL é um software que gerencia os bancos de dados;</text:p>
        </text:list-item>
        <text:list-item>
          <text:p text:style-name="P8">e o SQL é a linguagem que usamos para manipular <text:s/>e criar os bancos;</text:p>
        </text:list-item>
      </text:list>
      <text:p text:style-name="P3"/>
      <text:p text:style-name="P6">O que é um banco de dados?</text:p>
      <text:list xml:id="list2576187532" text:style-name="L3">
        <text:list-item>
          <text:p text:style-name="P11">É onde armazena os dados do nosso sistema;</text:p>
        </text:list-item>
        <text:list-item>
          <text:p text:style-name="P11">Vamos criar vários bancos de dados através da SQL;</text:p>
        </text:list-item>
        <text:list-item>
          <text:p text:style-name="P11">o MySQL vai ajudar a gerenciar os bancos de dados;</text:p>
        </text:list-item>
        <text:list-item>
          <text:p text:style-name="P11">os bancos de dados possui algumas entidades fundamentais para seu correto funcionamento, como tabelas;</text:p>
        </text:list-item>
        <text:list-item>
          <text:p text:style-name="P11">as tabelas guardam os dados;</text:p>
        </text:list-item>
      </text:list>
      <text:p text:style-name="P10"/>
      <text:p text:style-name="P6">Principais elementos de um Banco de Dados</text:p>
      <text:list xml:id="list1524973289" text:style-name="L4">
        <text:list-item>
          <text:p text:style-name="P12">Diagrama do Branco: é o projeto do banco, parte fundamental e mais avançada , que define o sucesso do projeto;</text:p>
        </text:list-item>
        <text:list-item>
          <text:p text:style-name="P12">Branco de dados: a entidade que vai guardar todos os elementos do banco;</text:p>
        </text:list-item>
        <text:list-item>
          <text:p text:style-name="P12">Tabela : A categoria dos dados;</text:p>
        </text:list-item>
        <text:list-item>
          <text:p text:style-name="P12">Colunas: tipos de informações que precisamos salvar;</text:p>
        </text:list-item>
        <text:list-item>
          <text:p text:style-name="P12">Dados: o dado final entregue pelo usuário;</text:p>
        </text:list-item>
      </text:list>
      <text:list xml:id="list125511178006104" text:continue-list="list486322713" text:style-name="L2">
        <text:list-header>
          <text:p text:style-name="P13"/>
        </text:list-header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2:13:35.171043352</meta:creation-date>
    <meta:editing-duration>PT31M27S</meta:editing-duration>
    <meta:editing-cycles>2</meta:editing-cycles>
    <meta:generator>LibreOffice/7.3.7.2$Linux_X86_64 LibreOffice_project/30$Build-2</meta:generator>
    <dc:date>2023-03-25T12:55:09.547901696</dc:date>
    <meta:document-statistic meta:table-count="0" meta:image-count="0" meta:object-count="0" meta:page-count="1" meta:paragraph-count="23" meta:word-count="227" meta:character-count="1182" meta:non-whitespace-character-count="994"/>
  </office:meta>
</office:document-meta>
</file>